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185" officeooo:paragraph-rsid="001a3185"/>
    </style:style>
    <style:style style:name="P2" style:family="paragraph" style:parent-style-name="Standard" style:list-style-name="L1">
      <style:text-properties officeooo:rsid="001a3185" officeooo:paragraph-rsid="001a3185"/>
    </style:style>
    <style:style style:name="P3" style:family="paragraph" style:parent-style-name="Standard">
      <style:text-properties officeooo:rsid="001a3185" officeooo:paragraph-rsid="001aded1"/>
    </style:style>
    <style:style style:name="P4" style:family="paragraph" style:parent-style-name="Standard">
      <style:text-properties officeooo:rsid="001a3185" officeooo:paragraph-rsid="001ca94b"/>
    </style:style>
    <style:style style:name="P5" style:family="paragraph" style:parent-style-name="Standard">
      <style:text-properties officeooo:rsid="001aded1" officeooo:paragraph-rsid="001aded1"/>
    </style:style>
    <style:style style:name="P6" style:family="paragraph" style:parent-style-name="Standard">
      <style:text-properties officeooo:rsid="001ca94b" officeooo:paragraph-rsid="001ca94b"/>
    </style:style>
    <style:style style:name="T1" style:family="text">
      <style:text-properties officeooo:rsid="001aded1"/>
    </style:style>
    <style:style style:name="T2" style:family="text">
      <style:text-properties officeooo:rsid="001ca94b"/>
    </style:style>
    <style:style style:name="T3" style:family="text">
      <style:text-properties officeooo:rsid="001ce9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<text:span text:style-name="T3">Ó</text:span>N PRESENTACIÓN</text:p>
      <text:p text:style-name="P1"/>
      <text:p text:style-name="P1">(Alex)</text:p>
      <text:p text:style-name="P1"/>
      <text:p text:style-name="P1">[Diapositiva 1]</text:p>
      <text:p text:style-name="P1"/>
      <text:p text:style-name="P1">Os presentamos la aplicación web Fotocasa, una herramienta completa de gestión de una inmobiliaria online.</text:p>
      <text:p text:style-name="P1"/>
      <text:p text:style-name="P1">[Diapositiva 2]</text:p>
      <text:p text:style-name="P1"/>
      <text:p text:style-name="P1">Las Tecnologías y herramientas empleadas han sido:</text:p>
      <text:p text:style-name="P1"/>
      <text:p text:style-name="P1">FRONT-END</text:p>
      <text:p text:style-name="P1">HTML 5 / CSS3 y JavaScript ECMAScript6</text:p>
      <text:p text:style-name="P1">Jquery 3 <text:s/>(Choosen, DataTable y BaguetteBox)</text:p>
      <text:p text:style-name="P1">BootStrap 4 </text:p>
      <text:p text:style-name="P1"/>
      <text:p text:style-name="P1">BACK-END</text:p>
      <text:p text:style-name="P1">MySQL Server 5.7 / Workbench 6.3 </text:p>
      <text:p text:style-name="P1">PHP 7 / PhpMyAdmin 4.9</text:p>
      <text:p text:style-name="P1"/>
      <text:p text:style-name="P1">IDEs</text:p>
      <text:p text:style-name="P1">PhpStorm 2019.3</text:p>
      <text:p text:style-name="P1">Visual Studio Code 1.40</text:p>
      <text:p text:style-name="P1"/>
      <text:p text:style-name="P1">DOCUMENTACIÓN</text:p>
      <text:p text:style-name="P1">Markdown / Notable</text:p>
      <text:p text:style-name="P1">Mermaid JS</text:p>
      <text:p text:style-name="P1"/>
      <text:p text:style-name="P1">[Diapositiva 3]</text:p>
      <text:p text:style-name="P1"/>
      <text:p text:style-name="P1">La interfaz web se compone de:</text:p>
      <text:p text:style-name="P1">- Cabecera</text:p>
      <text:p text:style-name="P1">- Contenido Central</text:p>
      <text:p text:style-name="P1">- Pie, que incluye enlaces a Redes Sociales.</text:p>
      <text:p text:style-name="P1"/>
      <text:p text:style-name="P1">[Diapositiva 4]</text:p>
      <text:p text:style-name="P1"/>
      <text:p text:style-name="P1">Página de Preguntas Frecuentes</text:p>
      <text:p text:style-name="P1"/>
      <text:p text:style-name="P1">[Diapositiva 5]</text:p>
      <text:p text:style-name="P1"/>
      <text:p text:style-name="P1">Página Sobre nosotros, con distintos contenedores </text:p>
      <text:p text:style-name="P1"/>
      <text:p text:style-name="P1">[Diapositiva 6]</text:p>
      <text:p text:style-name="P1"/>
      <text:p text:style-name="P1">Página de Registro de usuarios.</text:p>
      <text:p text:style-name="P1">Incluye:</text:p>
      <text:list xml:id="list90301432" text:style-name="L1">
        <text:list-item>
          <text:p text:style-name="P2">JavaScript para validar campos</text:p>
        </text:list-item>
        <text:list-item>
          <text:p text:style-name="P2">Jquery que presenta mensajes de error y cambia el estilo</text:p>
        </text:list-item>
      </text:list>
      <text:p text:style-name="P1"/>
      <text:p text:style-name="P1"><text:soft-page-break/>(Alex)</text:p>
      <text:p text:style-name="P1"/>
      <text:p text:style-name="P1">[Diapositiva 7]</text:p>
      <text:p text:style-name="P1"/>
      <text:p text:style-name="P1">La página de Buscar anuncios (no hace falta estar logado para verla)</text:p>
      <text:p text:style-name="P1">incluye Chosen para las barras de intervalo y BaguetteBox que permtie mostrar las fotos.</text:p>
      <text:p text:style-name="P1"/>
      <text:p text:style-name="P1">[Diapositiva 8]</text:p>
      <text:p text:style-name="P1"/>
      <text:p text:style-name="P1">La página de iniciar sesión que además permite ir a la página de registro.</text:p>
      <text:p text:style-name="P1">Incluye:</text:p>
      <text:p text:style-name="P1">JavaScript → valida campos</text:p>
      <text:p text:style-name="P1">Cookies para recordar al usuario.</text:p>
      <text:p text:style-name="P1">Con admin@upocasa / admin se accede a la cuenta de administrador.</text:p>
      <text:p text:style-name="P1"/>
      <text:p text:style-name="P1"/>
      <text:p text:style-name="P1">(Iván)</text:p>
      <text:p text:style-name="P1"/>
      <text:p text:style-name="P1">[Diapositiva 9]</text:p>
      <text:p text:style-name="P1"/>
      <text:p text:style-name="P1">Si el usuario que se logea es el Administrador, se puede visualizar en el footer (pie) el enlace Administrar que lleva a la página de esta diapositiva.</text:p>
      <text:p text:style-name="P1">Incluye 5 CRUDs completos:</text:p>
      <text:p text:style-name="P1">- Extras</text:p>
      <text:p text:style-name="P1">- Tipos Vivienda</text:p>
      <text:p text:style-name="P1">- Tipos Anuncio</text:p>
      <text:p text:style-name="P1">- Usuarios</text:p>
      <text:p text:style-name="P1">- Códigos postales</text:p>
      <text:p text:style-name="P1"/>
      <text:p text:style-name="P1">[Diapositiva 10]</text:p>
      <text:p text:style-name="P1"/>
      <text:p text:style-name="P1">Vemos la página principal de la gestión de una entidad en este caso Municipios/Códigos postales.</text:p>
      <text:p text:style-name="P1">Al tener muchos elementos se ha incluido Jquery DataTable.</text:p>
      <text:p text:style-name="P1">El CRUD completo se realiza sobre la misma página php, simplificando la estructura de la web.</text:p>
      <text:p text:style-name="P1">Elementos CRUD que aparecen aquí son:</text:p>
      <text:p text:style-name="P1">- SELECT </text:p>
      <text:p text:style-name="P1">- INSERT</text:p>
      <text:p text:style-name="P1"/>
      <text:p text:style-name="P3">[Diapositiva 1<text:span text:style-name="T1">1</text:span>]</text:p>
      <text:p text:style-name="P3"/>
      <text:p text:style-name="P5">Página para modificar el elemento elegido.</text:p>
      <text:p text:style-name="P5">Seguimos viendo el listado y abajo el elemento a cambiar.</text:p>
      <text:p text:style-name="P5">Elementos CRUD:</text:p>
      <text:p text:style-name="P5">- SELECT</text:p>
      <text:p text:style-name="P5">- UPDATE</text:p>
      <text:p text:style-name="P5"/>
      <text:p text:style-name="P5">NOTA: Si pulsamos el botón Consultar vuelve al INSERT anterior.</text:p>
      <text:p text:style-name="P5"/>
      <text:p text:style-name="P5"/>
      <text:p text:style-name="P5"/>
      <text:p text:style-name="P5"/>
      <text:p text:style-name="P5"/>
      <text:p text:style-name="P5"><text:soft-page-break/>(Iván )</text:p>
      <text:p text:style-name="P5"/>
      <text:p text:style-name="P3">[Diapositiva 1<text:span text:style-name="T1">2</text:span>]</text:p>
      <text:p text:style-name="P3"/>
      <text:p text:style-name="P5">Página para eliminar el elemento elegido.</text:p>
      <text:p text:style-name="P5">Al pulsar en eliminar seguimos viendo el listado y abajo el elemento a eliminar (pregunta antes).</text:p>
      <text:p text:style-name="P5">Elementos CRUD:</text:p>
      <text:p text:style-name="P5">- SELECT (incluye Jquery Data Table)</text:p>
      <text:p text:style-name="P5">- DELETE</text:p>
      <text:p text:style-name="P5">NOTA: Consultar vuelve al INSERT.</text:p>
      <text:p text:style-name="P5"/>
      <text:p text:style-name="P3">[Diapositiva 1<text:span text:style-name="T1">3</text:span>]</text:p>
      <text:p text:style-name="P3"/>
      <text:p text:style-name="P5">Como vemos en esta diapositiva, aparecen nuevos elementos en la cabecera tras logarse:</text:p>
      <text:p text:style-name="P3">- Alta anuncio → Da de alta un anuncio para el usuario (puede subir varios con hasta 5 fotos)</text:p>
      <text:p text:style-name="P3">- Mis anuncios → Permite visualizar / modificar / eliminar anuncios propios</text:p>
      <text:p text:style-name="P3">- Mis mensajes → Permite el envío y visualización de mensajes al administrador del sitio</text:p>
      <text:p text:style-name="P3">- Bienvenida/o &lt;usuario&gt; → Permite cambiar nombre y contraseña</text:p>
      <text:p text:style-name="P3"/>
      <text:p text:style-name="P3">[Diapositiva 1<text:span text:style-name="T1">4</text:span>]</text:p>
      <text:p text:style-name="P3"/>
      <text:p text:style-name="P5">La página de alta de anuncio para el usuario:</text:p>
      <text:p text:style-name="P5">Incluye los siguientes elementos:</text:p>
      <text:p text:style-name="P5">- Hasta 5 fotos de subida por anuncio</text:p>
      <text:p text:style-name="P5">- Características del inmueble (validadas con JavaScript/Jquery)</text:p>
      <text:p text:style-name="P5">- Certificado energético / Comentarios</text:p>
      <text:p text:style-name="P5">- Mas de 25 extras clasificadas en 3 categorias, con selecciones múltiples.</text:p>
      <text:p text:style-name="P5"/>
      <text:p text:style-name="P3">[Diapositiva 1<text:span text:style-name="T1">5</text:span>]</text:p>
      <text:p text:style-name="P3"/>
      <text:p text:style-name="P5">El CRUD de gestión de anuncios del usuario (no hace falta ser admin para verlo).</text:p>
      <text:p text:style-name="P5">El usuario puede:</text:p>
      <text:p text:style-name="P5">- Visualizar todos sus anuncios</text:p>
      <text:p text:style-name="P5">- Modificar los campos mas importantes (precio, dirección, etc)</text:p>
      <text:p text:style-name="P5">- Eliminar sus anuncios</text:p>
      <text:p text:style-name="P5">- Buscar entre sus anuncios</text:p>
      <text:p text:style-name="P5"/>
      <text:p text:style-name="P3">[Diapositiva 1<text:span text:style-name="T1">6</text:span>]</text:p>
      <text:p text:style-name="P3"/>
      <text:p text:style-name="P6">Se ha creado un repositorio en Github donde se han aplicado mas de 100 commits.</text:p>
      <text:p text:style-name="P6">En la diapositiva se puede visualizar el resultado de aplicar Mermaid sobre el READMEmd del proyecto <text:s/>(documentación oficial del proyecto usando MarkDown) que incluye un esquema de entidades.</text:p>
      <text:p text:style-name="P6"/>
      <text:p text:style-name="P4">[Diapositiva 1<text:span text:style-name="T2">7</text:span>]</text:p>
      <text:p text:style-name="P4"/>
      <text:p text:style-name="P6">Comentar por último que se entrega lo siguiente:</text:p>
      <text:p text:style-name="P6">- CD con el contenido completo del proyecto</text:p>
      <text:p text:style-name="P6">- Informe del proyecto</text:p>
      <text:p text:style-name="P6">- URL con acceso público a la web: <text:a xlink:type="simple" xlink:href="https://upocasa.000webhostapp.com/index.php" text:style-name="Internet_20_link" text:visited-style-name="Visited_20_Internet_20_Link">https://upocasa.000webhostapp.com/index.php</text:a></text:p>
      <text:p text:style-name="P6">- Repositorio GIT con posibilidad de pasarlo de privado → público</text:p>
      <text:p text:style-name="P6">Gracias por vuestra aten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llen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00:20:42.465412982</meta:creation-date>
    <dc:date>2020-01-30T00:42:01.743927410</dc:date>
    <meta:editing-duration>PT8M58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3" meta:paragraph-count="104" meta:word-count="620" meta:character-count="3842" meta:non-whitespace-character-count="3322"/>
  </office:meta>
</office:document-meta>
</file>